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2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3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lpha</text:p>
          </table:table-cell>
          <table:table-cell table:style-name="ce2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Baseline-hybrid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92" calcext:value-type="float">
            <text:p>0.0669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858" calcext:value-type="float">
            <text:p>0.068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055" calcext:value-type="float">
            <text:p>0.060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612" calcext:value-type="float">
            <text:p>0.066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461" calcext:value-type="float">
            <text:p>0.0646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602" calcext:value-type="float">
            <text:p>0.0660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314" calcext:value-type="float">
            <text:p>0.063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45" calcext:value-type="float">
            <text:p>0.0674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431" calcext:value-type="float">
            <text:p>0.0643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749" calcext:value-type="float">
            <text:p>0.0674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19" calcext:value-type="float">
            <text:p>0.0671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234" calcext:value-type="float">
            <text:p>0.0623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812" calcext:value-type="float">
            <text:p>0.068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39" calcext:value-type="float">
            <text:p>0.0683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96" calcext:value-type="float">
            <text:p>0.0699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498" calcext:value-type="float">
            <text:p>0.064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69" calcext:value-type="float">
            <text:p>0.0656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14" calcext:value-type="float">
            <text:p>0.068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85" calcext:value-type="float">
            <text:p>0.0688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8" calcext:value-type="float">
            <text:p>0.066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03" calcext:value-type="float">
            <text:p>0.06603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161" calcext:value-type="float">
            <text:p>0.0616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248" calcext:value-type="float">
            <text:p>0.0624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834" calcext:value-type="float">
            <text:p>0.0683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9" calcext:value-type="float">
            <text:p>0.0693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49" calcext:value-type="float">
            <text:p>0.0694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93" calcext:value-type="float">
            <text:p>0.0679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99" calcext:value-type="float">
            <text:p>0.0659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297" calcext:value-type="float">
            <text:p>0.0629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462" calcext:value-type="float">
            <text:p>0.0646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904" calcext:value-type="float">
            <text:p>0.069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73" calcext:value-type="float">
            <text:p>0.0687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689" calcext:value-type="float">
            <text:p>0.0668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604" calcext:value-type="float">
            <text:p>0.066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29" calcext:value-type="float">
            <text:p>0.062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21" calcext:value-type="float">
            <text:p>0.0662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632" calcext:value-type="float">
            <text:p>0.066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83" calcext:value-type="float">
            <text:p>0.0688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2" calcext:value-type="float">
            <text:p>0.064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51" calcext:value-type="float">
            <text:p>0.0665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452" calcext:value-type="float">
            <text:p>0.0645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72" calcext:value-type="float">
            <text:p>0.068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5455" calcext:value-type="float">
            <text:p>0.05455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911" calcext:value-type="float">
            <text:p>0.0691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36" calcext:value-type="float">
            <text:p>0.066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761" calcext:value-type="float">
            <text:p>0.0576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5433" calcext:value-type="float">
            <text:p>0.05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737" calcext:value-type="float">
            <text:p>0.0673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16" calcext:value-type="float">
            <text:p>0.0661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7" calcext:value-type="float">
            <text:p>0.0588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284" calcext:value-type="float">
            <text:p>0.062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63" calcext:value-type="float">
            <text:p>0.0686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977" calcext:value-type="float">
            <text:p>0.069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136" calcext:value-type="float">
            <text:p>0.061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67" calcext:value-type="float">
            <text:p>0.061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972" calcext:value-type="float">
            <text:p>0.069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91" calcext:value-type="float">
            <text:p>0.0689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33" calcext:value-type="float">
            <text:p>0.06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214" calcext:value-type="float">
            <text:p>0.0621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76" calcext:value-type="float">
            <text:p>0.0667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943" calcext:value-type="float">
            <text:p>0.0694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351" calcext:value-type="float">
            <text:p>0.0635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5867" calcext:value-type="float">
            <text:p>0.058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599" calcext:value-type="float">
            <text:p>0.0599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5936" calcext:value-type="float">
            <text:p>0.059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988" calcext:value-type="float">
            <text:p>0.069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7023" calcext:value-type="float">
            <text:p>0.0702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488" calcext:value-type="float">
            <text:p>0.064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022" calcext:value-type="float">
            <text:p>0.060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32" calcext:value-type="float">
            <text:p>0.0693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57" calcext:value-type="float">
            <text:p>0.0655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99" calcext:value-type="float">
            <text:p>0.0699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983" calcext:value-type="float">
            <text:p>0.0698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8" calcext:value-type="float">
            <text:p>0.058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833" calcext:value-type="float">
            <text:p>0.068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129" calcext:value-type="float">
            <text:p>0.0612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27" calcext:value-type="float">
            <text:p>0.0682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184" calcext:value-type="float">
            <text:p>0.0618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756" calcext:value-type="float">
            <text:p>0.0675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89" calcext:value-type="float">
            <text:p>0.068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563" calcext:value-type="float">
            <text:p>0.0656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14" calcext:value-type="float">
            <text:p>0.065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35" calcext:value-type="float">
            <text:p>0.0683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125" calcext:value-type="float">
            <text:p>0.0612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89" calcext:value-type="float">
            <text:p>0.067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2" calcext:value-type="float">
            <text:p>0.068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914" calcext:value-type="float">
            <text:p>0.069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59" calcext:value-type="float">
            <text:p>0.06859</text:p>
          </table:table-cell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1:Sheet1.C1048576">
            <calcext:condition calcext:apply-style-name="Good" calcext:value="between(10,0.7)" calcext:base-cell-address="Sheet1.C1"/>
            <calcext:condition calcext:apply-style-name="Bad" calcext:value="&gt;=0.69" calcext:base-cell-address="Sheet1.C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01:49:23.88961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1:49:28.448833532</meta:creation-date>
    <meta:editing-duration>P3DT11H56M21S</meta:editing-duration>
    <meta:editing-cycles>13</meta:editing-cycles>
    <meta:generator>LibreOffice/5.3.7.2.0$Linux_X86_64 LibreOffice_project/30$Build-2</meta:generator>
    <dc:date>2017-12-25T15:26:11.020106226</dc:date>
    <meta:document-statistic meta:table-count="1" meta:cell-count="390" meta:object-count="0"/>
  </office:meta>
</office:document-meta>
</file>